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80609159250936910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6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3T21:44:14.42</dc:date>
    <dc:creator>James  Lombardi</dc:creator>
    <meta:editing-duration>P1DT1H26M19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21" meta:paragraph-count="517" meta:word-count="5524" meta:character-count="27533"/>
  </office:meta>
</office:document-meta>
</file>